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cm" draw:shadow="hidden"/>
    </style:style>
    <style:style style:name="gr2" style:family="graphic" style:parent-style-name="objectwithoutfill">
      <style:graphic-properties draw:fill="none" draw:textarea-vertical-align="middle" draw:shadow="hidden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8cm" draw:shadow="hidden"/>
    </style:style>
    <style:style style:name="gr4" style:family="graphic" style:parent-style-name="standard">
      <style:graphic-properties svg:stroke-color="#000000" draw:marker-start="Circle" draw:marker-start-width="0.3cm" draw:marker-end="Arrow" draw:marker-end-width="0.3cm" draw:fill-color="#000000" draw:textarea-vertical-align="middle" draw:shadow="hidden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5cm" draw:shadow="hidden"/>
    </style:style>
    <style:style style:name="gr6" style:family="graphic" style:parent-style-name="objectwithoutfill">
      <style:graphic-properties draw:stroke="dash" draw:stroke-dash="Fine_20_Dotted" svg:stroke-width="0.05cm" draw:marker-start-width="0.355cm" draw:marker-end-width="0.355cm" svg:stroke-linecap="round" draw:fill="none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dash" draw:stroke-dash="Fine_20_Dashed" svg:stroke-color="#000000" draw:marker-end="Arrowheads_20_1" draw:fill-color="#ffffff" draw:textarea-horizontal-align="justify" draw:textarea-vertical-align="middle" draw:auto-grow-height="false" fo:min-height="8.35cm" fo:min-width="14.5cm" draw:shadow="hidden"/>
    </style:style>
    <style:style style:name="gr8" style:family="graphic" style:parent-style-name="standard">
      <style:graphic-properties draw:stroke="dash" draw:stroke-dash="Fine_20_Dashed" svg:stroke-color="#000000" draw:marker-end="Arrowheads_20_1" draw:fill-color="#ffffff" draw:textarea-horizontal-align="justify" draw:textarea-vertical-align="middle" draw:auto-grow-height="false" fo:min-height="8.95cm" fo:min-width="26.1cm" draw:shadow="hidden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cm" draw:shadow="hidden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3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9cm"/>
    </style:style>
    <style:style style:name="gr13" style:family="graphic" style:parent-style-name="standard">
      <style:graphic-properties svg:stroke-color="#000000" draw:marker-start="Circle" draw:marker-start-width="0.3cm" draw:marker-end="Arrow" draw:marker-end-width="0.3cm" draw:textarea-vertical-align="middle" draw:shadow="hidden"/>
    </style:style>
    <style:style style:name="gr14" style:family="graphic" style:parent-style-name="standard">
      <style:graphic-properties draw:stroke="solid" draw:stroke-dash="Fine_20_Dashed" svg:stroke-color="#000000" draw:marker-start="Circle" draw:marker-start-width="0.3cm" draw:marker-end="Arrow" draw:marker-end-width="0.3cm" draw:textarea-vertical-align="middle" draw:shadow="hidden"/>
    </style:style>
    <style:style style:name="gr15" style:family="graphic" style:parent-style-name="standard">
      <style:graphic-properties draw:stroke="none" draw:fill="none" fo:min-height="0.752cm"/>
    </style:style>
    <style:style style:name="gr16" style:family="graphic" style:parent-style-name="standard">
      <style:graphic-properties draw:stroke="none" draw:fill="none" fo:min-height="0.81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64cm" fo:min-width="0.13cm" draw:shadow="hidden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3.75cm" fo:min-width="8.5cm"/>
    </style:style>
    <style:style style:name="gr21" style:family="graphic" style:parent-style-name="standard">
      <style:graphic-properties draw:stroke="none" svg:stroke-color="#000000" draw:fill="none" draw:fill-color="#ffffff" fo:min-height="2.251cm"/>
    </style:style>
    <style:style style:name="gr22" style:family="graphic" style:parent-style-name="standard">
      <style:graphic-properties draw:stroke="none" svg:stroke-color="#000000" draw:fill="none" draw:fill-color="#ffffff" fo:min-height="1.009cm"/>
    </style:style>
    <style:style style:name="P1" style:family="paragraph">
      <loext:graphic-properties draw:fill-color="#ffffff"/>
      <style:paragraph-properties fo:text-align="center"/>
      <style:text-properties style:font-name="CMU Serif1" fo:font-size="18pt" fo:font-weight="normal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CMU Serif1" fo:font-size="18pt" fo:font-weight="normal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style:font-name="CMU Serif1" fo:font-size="18pt" fo:font-weight="normal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CMU Serif1" fo:font-size="12pt" fo:font-weight="normal" style:font-size-asian="12pt" style:font-size-complex="12pt"/>
    </style:style>
    <style:style style:name="P8" style:family="paragraph">
      <loext:graphic-properties draw:fill="none" draw:fill-color="#ffffff"/>
      <style:text-properties style:font-name="CMU Serif1" fo:font-size="18pt" fo:font-weight="normal" style:font-size-asian="18pt" style:font-size-complex="18pt"/>
    </style:style>
    <style:style style:name="P9" style:family="paragraph">
      <loext:graphic-properties draw:fill-color="#000000"/>
      <style:paragraph-properties fo:text-align="center"/>
      <style:text-properties style:font-name="CMU Serif1" fo:font-size="12pt" fo:font-weight="normal" style:font-size-asian="18pt" style:font-size-complex="18pt"/>
    </style:style>
    <style:style style:name="P10" style:family="paragraph">
      <style:paragraph-properties fo:text-align="center"/>
      <style:text-properties style:font-name="CMU Serif1" fo:font-size="18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CMU Serif1" fo:font-size="12pt" fo:font-weight="normal" style:font-size-asian="18pt" style:font-size-complex="18pt"/>
    </style:style>
    <style:style style:name="P12" style:family="paragraph">
      <loext:graphic-properties draw:fill="none" draw:fill-color="#ffffff"/>
      <style:text-properties style:font-name="CMU Serif" fo:font-size="18pt" fo:font-weight="normal" style:font-size-asian="18pt" style:font-size-complex="18pt"/>
    </style:style>
    <style:style style:name="P13" style:family="paragraph">
      <loext:graphic-properties draw:fill="none"/>
      <style:text-properties style:font-name="CMU Serif" fo:font-size="10pt" fo:font-weight="normal" style:font-size-asian="10pt" style:font-size-complex="10pt"/>
    </style:style>
    <style:style style:name="P14" style:family="paragraph">
      <loext:graphic-properties draw:fill="none" draw:fill-color="#ffffff"/>
      <style:text-properties style:font-name="CMU Serif" fo:font-size="12pt" fo:font-weight="normal" style:font-size-asian="12pt" style:font-size-complex="12pt"/>
    </style:style>
    <style:style style:name="T1" style:family="text">
      <style:text-properties style:font-name="CMU Serif1" fo:font-size="18pt" fo:font-weight="normal" style:font-size-asian="18pt" style:font-size-complex="18pt"/>
    </style:style>
    <style:style style:name="T2" style:family="text">
      <style:text-properties style:font-name="CMU Serif1" fo:font-size="12pt" fo:font-weight="normal" style:font-size-asian="18pt" style:font-size-complex="18pt"/>
    </style:style>
    <style:style style:name="T3" style:family="text">
      <style:text-properties style:font-name="CMU Serif"/>
    </style:style>
    <style:style style:name="T4" style:family="text">
      <style:text-properties style:font-name="CMU Serif" fo:font-size="10pt" style:font-size-asian="10pt" style:font-size-complex="10pt"/>
    </style:style>
    <style:style style:name="T5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cm" svg:height="1cm" svg:x="13cm" svg:y="11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848cm" svg:y1="11.99cm" svg:x2="15.848cm" svg:y2="12.99cm">
            <text:p/>
          </draw:line>
          <draw:line draw:style-name="gr2" draw:text-style-name="P2" draw:layer="layout" svg:x1="18.288cm" svg:y1="11.99cm" svg:x2="18.288cm" svg:y2="12.99cm">
            <text:p/>
          </draw:line>
        </draw:g>
        <draw:g>
          <draw:custom-shape draw:style-name="gr3" draw:text-style-name="P1" draw:layer="layout" svg:width="5.3cm" svg:height="1cm" svg:x="1cm" svg:y="11.99cm">
            <text:p text:style-name="P3"><text:span text:style-name="T1"><text:s text:c="11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848cm" svg:y1="11.99cm" svg:x2="3.848cm" svg:y2="12.99cm">
            <text:p/>
          </draw:line>
        </draw:g>
        <draw:g>
          <draw:custom-shape draw:style-name="gr1" draw:text-style-name="P1" draw:layer="layout" svg:width="8cm" svg:height="1cm" svg:x="13cm" svg:y="13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848cm" svg:y1="13.99cm" svg:x2="15.848cm" svg:y2="14.99cm">
            <text:p/>
          </draw:line>
          <draw:line draw:style-name="gr2" draw:text-style-name="P2" draw:layer="layout" svg:x1="18.288cm" svg:y1="13.99cm" svg:x2="18.288cm" svg:y2="14.99cm">
            <text:p/>
          </draw:line>
        </draw:g>
        <draw:line draw:style-name="gr4" draw:text-style-name="P4" draw:layer="layout" svg:x1="9.4cm" svg:y1="12.49cm" svg:x2="13cm" svg:y2="12.49cm">
          <text:p/>
        </draw:line>
        <draw:line draw:style-name="gr4" draw:text-style-name="P4" draw:layer="layout" svg:x1="9.4cm" svg:y1="14.49cm" svg:x2="13cm" svg:y2="14.49cm">
          <text:p/>
        </draw:line>
        <draw:g>
          <draw:custom-shape draw:style-name="gr5" draw:text-style-name="P1" draw:layer="layout" svg:width="2cm" svg:height="6cm" svg:x="24.94cm" svg:y="11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94cm" svg:y1="13.99cm" svg:x2="26.94cm" svg:y2="13.99cm">
            <text:p/>
          </draw:line>
          <draw:line draw:style-name="gr2" draw:text-style-name="P2" draw:layer="layout" svg:x1="24.94cm" svg:y1="15.99cm" svg:x2="26.94cm" svg:y2="15.99cm">
            <text:p/>
          </draw:line>
          <draw:line draw:style-name="gr6" draw:text-style-name="P2" draw:layer="layout" svg:x1="25.94cm" svg:y1="16.39cm" svg:x2="25.94cm" svg:y2="17.59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5" draw:layer="layout" svg:width="2cm" svg:height="6cm" svg:x="36.012cm" svg:y="10.5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6.012cm" svg:y1="12.512cm" svg:x2="38.012cm" svg:y2="12.512cm">
            <text:p/>
          </draw:line>
          <draw:line draw:style-name="gr2" draw:text-style-name="P6" draw:layer="layout" svg:x1="36.012cm" svg:y1="14.512cm" svg:x2="38.012cm" svg:y2="14.512cm">
            <text:p/>
          </draw:line>
          <draw:line draw:style-name="gr6" draw:text-style-name="P6" draw:layer="layout" svg:x1="37.012cm" svg:y1="14.912cm" svg:x2="37.012cm" svg:y2="16.112cm">
            <text:p/>
          </draw:line>
        </draw:g>
        <draw:g>
          <draw:custom-shape draw:style-name="gr5" draw:text-style-name="P1" draw:layer="layout" svg:width="2cm" svg:height="6cm" svg:x="22cm" svg:y="13.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2cm" svg:y1="15.99cm" svg:x2="24cm" svg:y2="15.99cm">
            <text:p/>
          </draw:line>
          <draw:line draw:style-name="gr2" draw:text-style-name="P2" draw:layer="layout" svg:x1="22cm" svg:y1="17.99cm" svg:x2="24cm" svg:y2="17.99cm">
            <text:p/>
          </draw:line>
          <draw:line draw:style-name="gr6" draw:text-style-name="P2" draw:layer="layout" svg:x1="23cm" svg:y1="18.39cm" svg:x2="23cm" svg:y2="19.59cm">
            <text:p/>
          </draw:line>
        </draw:g>
        <draw:line draw:style-name="gr4" draw:text-style-name="P4" draw:layer="layout" svg:x1="4.9cm" svg:y1="12.49cm" svg:x2="8cm" svg:y2="12.49cm">
          <text:p/>
        </draw:line>
        <draw:line draw:style-name="gr4" draw:text-style-name="P4" draw:layer="layout" svg:x1="19.4cm" svg:y1="12.49cm" svg:x2="24.9cm" svg:y2="12.49cm">
          <text:p/>
        </draw:line>
        <draw:line draw:style-name="gr4" draw:text-style-name="P4" draw:layer="layout" svg:x1="19.4cm" svg:y1="14.49cm" svg:x2="22cm" svg:y2="14.49cm">
          <text:p/>
        </draw:line>
        <draw:custom-shape draw:style-name="gr7" draw:text-style-name="P1" draw:layer="layout" svg:width="15cm" svg:height="8.6cm" svg:x="12.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6.6cm" svg:height="9.2cm" svg:x="0.8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9" draw:text-style-name="P1" draw:layer="layout" svg:width="2.8cm" svg:height="1cm" svg:x="1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1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3.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3.8cm" svg:y="7cm">
              <text:p text:style-name="P3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6.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6.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6.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2.8cm" svg:height="1cm" svg:x="6.6cm" svg:y="7cm">
              <text:p text:style-name="P3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9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9.4cm" svg:y="7cm">
              <text:p text:style-name="P3"><text:span text:style-name="T1">boolé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12.2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12.2cm" svg:y="7cm">
              <text:p text:style-name="P3"><text:span text:style-name="T1">boolé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1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1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1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15cm" svg:y="7cm">
              <text:p text:style-name="P3"><text:span text:style-name="T1">boolé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17.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17.8cm" svg:y="7cm">
              <text:p text:style-name="P3"><text:span text:style-name="T1">char[]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20.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" draw:layer="layout" svg:width="2.8cm" svg:height="1cm" svg:x="20.6cm" svg:y="7cm">
              <text:p text:style-name="P3"><text:span text:style-name="T1">char[]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23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23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" draw:layer="layout" svg:width="2.8cm" svg:height="1cm" svg:x="23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layout" svg:width="2.8cm" svg:height="1cm" svg:x="23.4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1" draw:text-style-name="P8" draw:layer="layout" svg:width="0.502cm" svg:height="1.187cm" svg:x="17cm" svg:y="7.9cm">
            <draw:text-box>
              <text:p/>
            </draw:text-box>
          </draw:frame>
          <draw:custom-shape draw:style-name="gr12" draw:text-style-name="P9" draw:layer="layout" svg:width="2.4cm" svg:height="0.6cm" svg:x="4cm" svg:y="7.2cm">
            <text:p text:style-name="P3"><text:span text:style-name="T2">ifstre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2.4cm" svg:height="0.6cm" svg:x="6.8cm" svg:y="7.2cm">
            <text:p text:style-name="P3"><text:span text:style-name="T2">Reg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3" draw:text-style-name="P10" draw:layer="layout" svg:x1="2.5cm" svg:y1="7.4cm" svg:x2="2.5cm" svg:y2="12cm">
          <text:p/>
        </draw:line>
        <draw:g>
          <draw:custom-shape draw:style-name="gr5" draw:text-style-name="P5" draw:layer="layout" svg:width="2cm" svg:height="6cm" svg:x="37.422cm" svg:y="17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5" draw:layer="layout" svg:width="2cm" svg:height="6cm" svg:x="37.422cm" svg:y="17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6" draw:layer="layout" svg:x1="37.422cm" svg:y1="19.997cm" svg:x2="39.422cm" svg:y2="19.997cm">
            <text:p/>
          </draw:line>
          <draw:line draw:style-name="gr2" draw:text-style-name="P6" draw:layer="layout" svg:x1="37.422cm" svg:y1="21.997cm" svg:x2="39.422cm" svg:y2="21.997cm">
            <text:p/>
          </draw:line>
          <draw:line draw:style-name="gr6" draw:text-style-name="P6" draw:layer="layout" svg:x1="38.422cm" svg:y1="22.397cm" svg:x2="38.422cm" svg:y2="23.597cm">
            <text:p/>
          </draw:line>
        </draw:g>
        <draw:g>
          <draw:custom-shape draw:style-name="gr5" draw:text-style-name="P1" draw:layer="layout" svg:width="2cm" svg:height="6cm" draw:transform="rotate (-1.5707963267949) translate (25.8cm 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8cm" svg:y1="3cm" svg:x2="23.8cm" svg:y2="5cm">
            <text:p/>
          </draw:line>
          <draw:line draw:style-name="gr2" draw:text-style-name="P2" draw:layer="layout" svg:x1="21.8cm" svg:y1="3cm" svg:x2="21.8cm" svg:y2="5cm">
            <text:p/>
          </draw:line>
          <draw:line draw:style-name="gr6" draw:text-style-name="P2" draw:layer="layout" svg:x1="21.4cm" svg:y1="4cm" svg:x2="20.2cm" svg:y2="4cm">
            <text:p/>
          </draw:line>
        </draw:g>
        <draw:line draw:style-name="gr14" draw:text-style-name="P10" draw:layer="layout" svg:x1="24.8cm" svg:y1="7.7cm" svg:x2="24.8cm" svg:y2="5cm">
          <text:p/>
        </draw:line>
        <draw:frame draw:style-name="gr15" draw:text-style-name="P2" draw:layer="layout" svg:width="2.047cm" svg:height="1.002cm" svg:x="1.4cm" svg:y="11.998cm">
          <draw:text-box>
            <text:p text:style-name="P3"><text:span text:style-name="T1">char[]</text:span></text:p>
          </draw:text-box>
        </draw:frame>
        <draw:frame draw:style-name="gr15" draw:text-style-name="P2" draw:layer="layout" svg:width="2.047cm" svg:height="1.002cm" svg:x="13.453cm" svg:y="12cm">
          <draw:text-box>
            <text:p text:style-name="P3"><text:span text:style-name="T1">char[]</text:span></text:p>
          </draw:text-box>
        </draw:frame>
        <draw:frame draw:style-name="gr15" draw:text-style-name="P2" draw:layer="layout" svg:width="2.047cm" svg:height="1.002cm" svg:x="13.453cm" svg:y="13.998cm">
          <draw:text-box>
            <text:p text:style-name="P3"><text:span text:style-name="T1">char[]</text:span></text:p>
          </draw:text-box>
        </draw:frame>
        <draw:frame draw:style-name="gr16" draw:text-style-name="P2" draw:layer="layout" svg:width="2.463cm" svg:height="1.066cm" svg:x="15.837cm" svg:y="12cm">
          <draw:text-box>
            <text:p text:style-name="P3"><text:span text:style-name="T1">entier</text:span></text:p>
          </draw:text-box>
        </draw:frame>
        <draw:frame draw:style-name="gr16" draw:text-style-name="P2" draw:layer="layout" svg:width="2.463cm" svg:height="1.066cm" svg:x="15.837cm" svg:y="14cm">
          <draw:text-box>
            <text:p text:style-name="P3"><text:span text:style-name="T1">entier</text:span></text:p>
          </draw:text-box>
        </draw:frame>
        <draw:g>
          <draw:g>
            <draw:custom-shape draw:style-name="gr5" draw:text-style-name="P1" draw:layer="layout" svg:width="2cm" svg:height="6cm" svg:x="8cm" svg:y="11.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cm" svg:y1="13.99cm" svg:x2="10cm" svg:y2="13.99cm">
              <text:p/>
            </draw:line>
            <draw:line draw:style-name="gr2" draw:text-style-name="P2" draw:layer="layout" svg:x1="8cm" svg:y1="15.99cm" svg:x2="10cm" svg:y2="15.99cm">
              <text:p/>
            </draw:line>
            <draw:line draw:style-name="gr6" draw:text-style-name="P2" draw:layer="layout" svg:x1="9cm" svg:y1="16.39cm" svg:x2="9cm" svg:y2="17.59cm">
              <text:p/>
            </draw:line>
          </draw:g>
          <draw:line draw:style-name="gr17" draw:text-style-name="P11" draw:layer="layout" svg:x1="9cm" svg:y1="12cm" svg:x2="9cm" svg:y2="16cm">
            <text:p/>
          </draw:line>
        </draw:g>
        <draw:line draw:style-name="gr17" draw:text-style-name="P11" draw:layer="layout" svg:x1="26cm" svg:y1="12cm" svg:x2="26cm" svg:y2="16cm">
          <text:p/>
        </draw:line>
        <draw:line draw:style-name="gr17" draw:text-style-name="P11" draw:layer="layout" svg:x1="23cm" svg:y1="14cm" svg:x2="23cm" svg:y2="18cm">
          <text:p/>
        </draw:line>
        <draw:frame draw:style-name="gr16" draw:text-style-name="P2" draw:layer="layout" svg:width="2.463cm" svg:height="1.066cm" draw:transform="rotate (1.5707963267949) translate (25.925cm 14.225cm)">
          <draw:text-box>
            <text:p text:style-name="P3"><text:span text:style-name="T1">entier</text:span></text:p>
          </draw:text-box>
        </draw:frame>
        <draw:frame draw:style-name="gr16" draw:text-style-name="P2" draw:layer="layout" svg:width="2.463cm" svg:height="1.066cm" draw:transform="rotate (1.5707963267949) translate (25.925cm 16.263cm)">
          <draw:text-box>
            <text:p text:style-name="P3"><text:span text:style-name="T1">entier</text:span></text:p>
          </draw:text-box>
        </draw:frame>
        <draw:frame draw:style-name="gr16" draw:text-style-name="P2" draw:layer="layout" svg:width="2.463cm" svg:height="1.066cm" draw:transform="rotate (1.5707963267949) translate (22.934cm 16.262cm)">
          <draw:text-box>
            <text:p text:style-name="P3"><text:span text:style-name="T1">entier</text:span></text:p>
          </draw:text-box>
        </draw:frame>
        <draw:frame draw:style-name="gr16" draw:text-style-name="P2" draw:layer="layout" svg:width="2.463cm" svg:height="1.066cm" draw:transform="rotate (1.5707963267949) translate (22.934cm 18.3cm)">
          <draw:text-box>
            <text:p text:style-name="P3"><text:span text:style-name="T1">entier</text:span></text:p>
          </draw:text-box>
        </draw:frame>
        <draw:frame draw:style-name="gr15" draw:text-style-name="P2" draw:layer="layout" svg:width="2.047cm" svg:height="1.002cm" svg:x="23.853cm" svg:y="3.498cm">
          <draw:text-box>
            <text:p text:style-name="P3"><text:span text:style-name="T1">char[]</text:span></text:p>
          </draw:text-box>
        </draw:frame>
        <draw:frame draw:style-name="gr15" draw:text-style-name="P2" draw:layer="layout" svg:width="2.047cm" svg:height="1.002cm" svg:x="21.853cm" svg:y="3.5cm">
          <draw:text-box>
            <text:p text:style-name="P3"><text:span text:style-name="T1">char[]</text:span></text:p>
          </draw:text-box>
        </draw:frame>
        <draw:frame draw:style-name="gr18" draw:text-style-name="P12" draw:layer="layout" svg:width="3.4cm" svg:height="1.001cm" svg:x="11.6cm" svg:y="5.999cm">
          <draw:text-box>
            <text:p><text:span text:style-name="T3">MoteurES</text:span></text:p>
          </draw:text-box>
        </draw:frame>
        <draw:frame draw:style-name="gr18" draw:text-style-name="P12" draw:layer="layout" svg:width="1.7cm" svg:height="1.001cm" svg:x="3.1cm" svg:y="12.999cm">
          <draw:text-box>
            <text:p><text:span text:style-name="T3">Site</text:span></text:p>
          </draw:text-box>
        </draw:frame>
        <draw:frame draw:style-name="gr18" draw:text-style-name="P12" draw:layer="layout" svg:width="3cm" svg:height="1.001cm" svg:x="15.3cm" svg:y="15.5cm">
          <draw:text-box>
            <text:p><text:span text:style-name="T3">Fichiers</text:span></text:p>
          </draw:text-box>
        </draw:frame>
        <draw:g>
          <draw:custom-shape draw:style-name="gr5" draw:text-style-name="P1" draw:layer="layout" svg:width="2cm" svg:height="6cm" svg:x="33.012cm" svg:y="20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3.012cm" svg:y1="22.997cm" svg:x2="35.012cm" svg:y2="22.997cm">
            <text:p/>
          </draw:line>
          <draw:line draw:style-name="gr2" draw:text-style-name="P2" draw:layer="layout" svg:x1="33.012cm" svg:y1="24.997cm" svg:x2="35.012cm" svg:y2="24.997cm">
            <text:p/>
          </draw:line>
          <draw:line draw:style-name="gr6" draw:text-style-name="P2" draw:layer="layout" svg:x1="34.012cm" svg:y1="25.397cm" svg:x2="34.012cm" svg:y2="26.597cm">
            <text:p/>
          </draw:line>
        </draw:g>
        <draw:g>
          <draw:g>
            <draw:custom-shape draw:style-name="gr19" draw:text-style-name="P1" draw:layer="layout" svg:width="0.63cm" svg:height="1.89cm" svg:x="2.77cm" svg:y="1.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77cm" svg:y1="2.14cm" svg:x2="3.4cm" svg:y2="2.14cm">
              <text:p/>
            </draw:line>
            <draw:line draw:style-name="gr2" draw:text-style-name="P2" draw:layer="layout" svg:x1="2.77cm" svg:y1="2.77cm" svg:x2="3.4cm" svg:y2="2.77cm">
              <text:p/>
            </draw:line>
            <draw:line draw:style-name="gr6" draw:text-style-name="P2" draw:layer="layout" svg:x1="3.085cm" svg:y1="2.896cm" svg:x2="3.085cm" svg:y2="3.274cm">
              <text:p/>
            </draw:line>
          </draw:g>
          <draw:line draw:style-name="gr17" draw:text-style-name="P11" draw:layer="layout" svg:x1="3.085cm" svg:y1="1.513cm" svg:x2="3.085cm" svg:y2="2.773cm">
            <text:p/>
          </draw:line>
        </draw:g>
        <draw:line draw:style-name="gr4" draw:text-style-name="P4" draw:layer="layout" svg:x1="2cm" svg:y1="1.86cm" svg:x2="2.91cm" svg:y2="1.86cm">
          <text:p/>
        </draw:line>
        <draw:line draw:style-name="gr4" draw:text-style-name="P4" draw:layer="layout" svg:x1="2.024cm" svg:y1="4cm" svg:x2="3.4cm" svg:y2="4cm">
          <text:p/>
        </draw:line>
        <draw:custom-shape draw:style-name="gr20" draw:text-style-name="P10" draw:layer="layout" svg:width="9cm" svg:height="4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5.8cm" svg:height="2.501cm" svg:x="4cm" svg:y="1.6cm">
          <draw:text-box>
            <text:p><text:span text:style-name="T3">Hashtable (créée avec [...])</text:span></text:p>
          </draw:text-box>
        </draw:frame>
        <draw:frame draw:style-name="gr18" draw:text-style-name="P12" draw:layer="layout" svg:width="4.8cm" svg:height="1.001cm" svg:x="4cm" svg:y="3.5cm">
          <draw:text-box>
            <text:p><text:span text:style-name="T3">Pointe vers</text:span></text:p>
          </draw:text-box>
        </draw:frame>
        <draw:frame draw:style-name="gr15" draw:text-style-name="P13" draw:layer="layout" svg:width="1.395cm" svg:height="1.002cm" svg:x="1.805cm" svg:y="1cm">
          <draw:text-box>
            <text:p><text:span text:style-name="T4">[...]</text:span></text:p>
          </draw:text-box>
        </draw:frame>
        <draw:frame draw:style-name="gr22" draw:text-style-name="P14" draw:layer="layout" svg:width="1.6cm" svg:height="1.259cm" svg:x="6.5cm" svg:y="11.541cm">
          <draw:text-box>
            <text:p><text:span text:style-name="T5">char[]</text:span></text:p>
          </draw:text-box>
        </draw:frame>
        <draw:frame draw:style-name="gr22" draw:text-style-name="P14" draw:layer="layout" svg:width="2.2cm" svg:height="1.259cm" svg:x="22.1cm" svg:y="11.741cm">
          <draw:text-box>
            <text:p><text:span text:style-name="T5">Fichier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2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71cm" fo:margin-bottom="0.685cm" fo:margin-left="0.647cm" fo:margin-right="0.2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19:23:01.356676344</meta:creation-date>
    <dc:date>2015-12-14T20:50:59.806516836</dc:date>
    <meta:editing-duration>PT18M7S</meta:editing-duration>
    <meta:editing-cycles>5</meta:editing-cycles>
    <meta:generator>LibreOffice/5.0.3.2$Linux_X86_64 LibreOffice_project/00m0$Build-2</meta:generator>
    <meta:document-statistic meta:object-count="173"/>
  </office:meta>
</office:document-meta>
</file>